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9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744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0.7228in"/>
    </style:style>
    <style:style style:name="co16" style:family="table-column">
      <style:table-column-properties fo:break-before="auto" style:column-width="1.2362in"/>
    </style:style>
    <style:style style:name="co17" style:family="table-column">
      <style:table-column-properties fo:break-before="auto" style:column-width="1.1484in"/>
    </style:style>
    <style:style style:name="co18" style:family="table-column">
      <style:table-column-properties fo:break-before="auto" style:column-width="0.8646in"/>
    </style:style>
    <style:style style:name="co19" style:family="table-column">
      <style:table-column-properties fo:break-before="auto" style:column-width="0.439in"/>
    </style:style>
    <style:style style:name="co20" style:family="table-column">
      <style:table-column-properties fo:break-before="auto" style:column-width="0.7665in"/>
    </style:style>
    <style:style style:name="co21" style:family="table-column">
      <style:table-column-properties fo:break-before="auto" style:column-width="0.5154in"/>
    </style:style>
    <style:style style:name="co22" style:family="table-column">
      <style:table-column-properties fo:break-before="auto" style:column-width="1.1811in"/>
    </style:style>
    <style:style style:name="co2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1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4"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1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1007"/>
        </table:table-row>
        <table:table-row table:style-name="ro1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ire_ba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4"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1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4"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1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string">
            <text:p>laser_360</text:p>
          </table:table-cell>
          <table:table-cell office:value-type="string">
            <text:p>fireball</text:p>
          </table:table-cell>
          <table:table-cell table:number-columns-repeated="1004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office:value-type="string">
            <text:p>KatyushaIntro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3"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table:number-columns-repeated="1000"/>
        </table:table-row>
        <table:table-row table:style-name="ro1">
          <table:table-cell office:value-type="string">
            <text:p>LSukhoiIntro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3"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1">
          <table:table-cell office:value-type="string">
            <text:p>RSukhoiIntro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3"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1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atsuki</text:p>
          </table:table-cell>
          <table:table-cell table:number-columns-repeated="2"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table:number-columns-repeated="1000"/>
        </table:table-row>
        <table:table-row table:style-name="ro1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tsukhoi</text:p>
          </table:table-cell>
          <table:table-cell table:number-columns-repeated="2"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table:number-columns-repeated="1000"/>
        </table:table-row>
        <table:table-row table:style-name="ro1"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string">
            <text:p>Katyusha</text:p>
          </table:table-cell>
          <table:table-cell table:number-columns-repeated="1006"/>
        </table:table-row>
        <table:table-row table:style-name="ro1"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3"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table:number-columns-repeated="1000"/>
        </table:table-row>
        <table:table-row table:style-name="ro1"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3"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table:number-columns-repeated="1000"/>
        </table:table-row>
        <table:table-row table:style-name="ro1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table:number-columns-repeated="1000"/>
        </table:table-row>
        <table:table-row table:style-name="ro1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23:1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6T23:14:08.72</dc:date>
    <dc:creator>Wister </dc:creator>
    <meta:editing-duration>PT2M20S</meta:editing-duration>
    <meta:editing-cycles>2</meta:editing-cycles>
    <meta:document-statistic meta:table-count="1" meta:cell-count="245" meta:object-count="0"/>
  </office:meta>
</office:document-meta>
</file>